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oto Mono" svg:font-family="'Noto Mono'" style:font-family-generic="modern" style:font-pitch="fixed"/>
    <style:font-face style:name="細明體" svg:font-family="細明體" style:font-family-generic="modern" style:font-pitch="fixed"/>
    <style:font-face style:name="Liberation Serif" svg:font-family="'Liberation Serif'" style:font-family-generic="roman" style:font-pitch="variable"/>
    <style:font-face style:name="Adobe 黑体 Std R" svg:font-family="'Adobe 黑体 Std R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.588cm" table:align="left"/>
    </style:style>
    <style:style style:name="表格1.A" style:family="table-column">
      <style:table-column-properties style:column-width="2.395cm"/>
    </style:style>
    <style:style style:name="表格1.B" style:family="table-column">
      <style:table-column-properties style:column-width="3.307cm"/>
    </style:style>
    <style:style style:name="表格1.C" style:family="table-column">
      <style:table-column-properties style:column-width="3.092cm"/>
    </style:style>
    <style:style style:name="表格1.D" style:family="table-column">
      <style:table-column-properties style:column-width="3.306cm"/>
    </style:style>
    <style:style style:name="表格1.E" style:family="table-column">
      <style:table-column-properties style:column-width="2.205cm"/>
    </style:style>
    <style:style style:name="表格1.F" style:family="table-column">
      <style:table-column-properties style:column-width="3.283cm"/>
    </style:style>
    <style:style style:name="表格1.A1" style:family="table-cell">
      <style:table-cell-properties fo:padding="0.24cm" fo:border="0.05pt solid #d9d9d9"/>
    </style:style>
    <style:style style:name="表格2" style:family="table">
      <style:table-properties style:width="17.588cm" table:align="left"/>
    </style:style>
    <style:style style:name="表格2.A" style:family="table-column">
      <style:table-column-properties style:column-width="2.395cm"/>
    </style:style>
    <style:style style:name="表格2.B" style:family="table-column">
      <style:table-column-properties style:column-width="3.307cm"/>
    </style:style>
    <style:style style:name="表格2.C" style:family="table-column">
      <style:table-column-properties style:column-width="3.092cm"/>
    </style:style>
    <style:style style:name="表格2.D" style:family="table-column">
      <style:table-column-properties style:column-width="3.306cm"/>
    </style:style>
    <style:style style:name="表格2.E" style:family="table-column">
      <style:table-column-properties style:column-width="2.205cm"/>
    </style:style>
    <style:style style:name="表格2.F" style:family="table-column">
      <style:table-column-properties style:column-width="3.283cm"/>
    </style:style>
    <style:style style:name="表格2.A1" style:family="table-cell">
      <style:table-cell-properties fo:padding="0.24cm" fo:border="0.05pt solid #d9d9d9"/>
    </style:style>
    <style:style style:name="表格3" style:family="table">
      <style:table-properties style:width="17.588cm" table:align="left"/>
    </style:style>
    <style:style style:name="表格3.A" style:family="table-column">
      <style:table-column-properties style:column-width="2.395cm"/>
    </style:style>
    <style:style style:name="表格3.B" style:family="table-column">
      <style:table-column-properties style:column-width="3.307cm"/>
    </style:style>
    <style:style style:name="表格3.C" style:family="table-column">
      <style:table-column-properties style:column-width="3.092cm"/>
    </style:style>
    <style:style style:name="表格3.D" style:family="table-column">
      <style:table-column-properties style:column-width="3.306cm"/>
    </style:style>
    <style:style style:name="表格3.E" style:family="table-column">
      <style:table-column-properties style:column-width="2.205cm"/>
    </style:style>
    <style:style style:name="表格3.F" style:family="table-column">
      <style:table-column-properties style:column-width="3.283cm"/>
    </style:style>
    <style:style style:name="表格3.A1" style:family="table-cell">
      <style:table-cell-properties fo:padding="0.24cm" fo:border="0.05pt solid #d9d9d9"/>
    </style:style>
    <style:style style:name="表格4" style:family="table">
      <style:table-properties style:width="18.5cm" fo:margin-left="-0.515cm" table:align="left"/>
    </style:style>
    <style:style style:name="表格4.A" style:family="table-column">
      <style:table-column-properties style:column-width="3.762cm"/>
    </style:style>
    <style:style style:name="表格4.B" style:family="table-column">
      <style:table-column-properties style:column-width="4.29cm"/>
    </style:style>
    <style:style style:name="表格4.C" style:family="table-column">
      <style:table-column-properties style:column-width="4.456cm"/>
    </style:style>
    <style:style style:name="表格4.D" style:family="table-column">
      <style:table-column-properties style:column-width="5.992cm"/>
    </style:style>
    <style:style style:name="表格4.A1" style:family="table-cell">
      <style:table-cell-properties fo:padding="0.24cm" fo:border="0.05pt solid #d9d9d9"/>
    </style:style>
    <style:style style:name="表格5" style:family="table">
      <style:table-properties style:width="18.595cm" fo:margin-left="-0.203cm" table:align="left"/>
    </style:style>
    <style:style style:name="表格5.A" style:family="table-column">
      <style:table-column-properties style:column-width="3.09cm"/>
    </style:style>
    <style:style style:name="表格5.B" style:family="table-column">
      <style:table-column-properties style:column-width="5.417cm"/>
    </style:style>
    <style:style style:name="表格5.C" style:family="table-column">
      <style:table-column-properties style:column-width="3.283cm"/>
    </style:style>
    <style:style style:name="表格5.D" style:family="table-column">
      <style:table-column-properties style:column-width="6.805cm"/>
    </style:style>
    <style:style style:name="表格5.A1" style:family="table-cell">
      <style:table-cell-properties fo:padding="0.24cm" fo:border="0.05pt solid #d9d9d9"/>
    </style:style>
    <style:style style:name="表格6" style:family="table">
      <style:table-properties style:width="18.606cm" fo:margin-left="-0.203cm" table:align="left"/>
    </style:style>
    <style:style style:name="表格6.A" style:family="table-column">
      <style:table-column-properties style:column-width="3.09cm"/>
    </style:style>
    <style:style style:name="表格6.B" style:family="table-column">
      <style:table-column-properties style:column-width="5.392cm"/>
    </style:style>
    <style:style style:name="表格6.C" style:family="table-column">
      <style:table-column-properties style:column-width="3.307cm"/>
    </style:style>
    <style:style style:name="表格6.D" style:family="table-column">
      <style:table-column-properties style:column-width="6.816cm"/>
    </style:style>
    <style:style style:name="表格6.A1" style:family="table-cell">
      <style:table-cell-properties fo:padding="0.24cm" fo:border="0.05pt solid #d9d9d9"/>
    </style:style>
    <style:style style:name="表格7" style:family="table">
      <style:table-properties style:width="18.595cm" fo:margin-left="-0.203cm" table:align="left"/>
    </style:style>
    <style:style style:name="表格7.A" style:family="table-column">
      <style:table-column-properties style:column-width="3.09cm"/>
    </style:style>
    <style:style style:name="表格7.B" style:family="table-column">
      <style:table-column-properties style:column-width="5.417cm"/>
    </style:style>
    <style:style style:name="表格7.C" style:family="table-column">
      <style:table-column-properties style:column-width="3.283cm"/>
    </style:style>
    <style:style style:name="表格7.D" style:family="table-column">
      <style:table-column-properties style:column-width="6.805cm"/>
    </style:style>
    <style:style style:name="表格7.A1" style:family="table-cell">
      <style:table-cell-properties fo:padding="0.24cm" fo:border="0.05pt solid #d9d9d9"/>
    </style:style>
    <style:style style:name="表格8" style:family="table">
      <style:table-properties style:width="18.63cm" fo:margin-left="-0.203cm" table:align="left"/>
    </style:style>
    <style:style style:name="表格8.A" style:family="table-column">
      <style:table-column-properties style:column-width="3.09cm"/>
    </style:style>
    <style:style style:name="表格8.B" style:family="table-column">
      <style:table-column-properties style:column-width="5.417cm"/>
    </style:style>
    <style:style style:name="表格8.C" style:family="table-column">
      <style:table-column-properties style:column-width="3.283cm"/>
    </style:style>
    <style:style style:name="表格8.D" style:family="table-column">
      <style:table-column-properties style:column-width="6.84cm"/>
    </style:style>
    <style:style style:name="表格8.A1" style:family="table-cell">
      <style:table-cell-properties fo:padding="0.24cm" fo:border="0.05pt solid #d9d9d9"/>
    </style:style>
    <style:style style:name="P1" style:family="paragraph" style:parent-style-name="Text_20_body">
      <style:text-properties style:font-name="Adobe 黑体 Std R" fo:font-size="12pt" style:font-name-asian="Adobe 黑体 Std R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383838" style:font-name="Adobe 黑体 Std R" fo:font-size="11pt" fo:letter-spacing="normal" style:font-name-asian="Adobe 黑体 Std R" style:font-size-asian="11pt" style:font-size-complex="11pt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383838" style:font-name="Adobe 黑体 Std R" fo:font-size="11pt" fo:letter-spacing="normal" style:font-name-asian="Adobe 黑体 Std R" style:font-size-asian="11pt" style:font-style-asian="normal" style:font-weight-asian="normal" style:font-size-complex="11pt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383838" style:font-name="Adobe 黑体 Std R" fo:font-size="11pt" fo:letter-spacing="normal" style:font-name-asian="Adobe 黑体 Std R" style:font-size-asian="11pt" style:language-asian="zh" style:country-asian="TW" style:font-style-asian="normal" style:font-weight-asian="normal" style:font-size-complex="11pt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style:font-name="Adobe 黑体 Std R" fo:font-size="12pt" style:font-name-asian="Adobe 黑体 Std R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style:font-name="Adobe 黑体 Std R" fo:font-size="12pt" officeooo:paragraph-rsid="0005dedd" style:font-name-asian="Adobe 黑体 Std R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Adobe 黑体 Std R" fo:font-size="12pt" fo:language="en" fo:country="US" style:font-name-asian="Adobe 黑体 Std R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Adobe 黑体 Std R" fo:font-size="11pt" style:font-name-asian="Adobe 黑体 Std R" style:font-size-asian="11pt" style:font-size-complex="11pt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style:font-name="Adobe 黑体 Std R" fo:font-size="11pt" style:font-name-asian="Adobe 黑体 Std R" style:font-size-asian="11pt" style:font-size-complex="11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style:font-name="Adobe 黑体 Std R" fo:font-size="11pt" fo:language="zh" fo:country="TW" style:font-name-asian="Adobe 黑体 Std R" style:font-size-asian="11pt" style:font-size-complex="11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Noto Mono" fo:font-size="10pt" style:font-name-asian="Noto Mono" style:font-size-asian="10pt" style:font-size-complex="10p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Noto Mono" fo:font-size="10pt" officeooo:paragraph-rsid="0005dedd" style:font-name-asian="Noto Mono" style:font-size-asian="10pt" style:font-size-complex="10pt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style:font-name="Noto Mono" fo:font-size="10pt" style:font-name-asian="Noto Mono" style:font-size-asian="10pt" style:font-size-complex="10pt"/>
    </style:style>
    <style:style style:name="P1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Noto Mono" fo:font-size="10pt" style:font-name-asian="Noto Mono" style:font-size-asian="10pt" style:font-size-complex="10pt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Noto Mono" fo:font-size="8pt" fo:language="en" fo:country="US" style:font-name-asian="Noto Mono" style:font-size-asian="8pt" style:font-size-complex="8pt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Noto Mono" fo:font-size="8pt" style:font-name-asian="Noto Mono" style:font-size-asian="8pt" style:font-size-complex="8pt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Noto Mono" fo:font-size="8pt" style:font-name-asian="Noto Mono" style:font-size-asian="8pt" style:font-size-complex="8pt" loext:padding="0cm" loext:border="none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Noto Mono" fo:font-size="8pt" style:font-name-asian="Noto Mono" style:font-size-asian="8pt" style:font-size-complex="8pt" loext:padding="0cm" loext:border="none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Noto Mono" fo:font-size="8pt" style:font-name-asian="Adobe 黑体 Std R" style:font-size-asian="8pt" style:font-size-complex="8pt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ff" style:font-name="Noto Mono" fo:font-size="8pt" style:font-name-asian="Noto Mono" style:font-size-asian="8pt" style:font-size-complex="8pt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dobe 黑体 Std R" fo:font-size="8pt" style:font-name-asian="Adobe 黑体 Std R" style:font-size-asian="8pt" style:font-size-complex="8pt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dobe 黑体 Std R" fo:font-size="8pt" style:font-name-asian="Adobe 黑体 Std R" style:font-size-asian="8pt" style:font-size-complex="8pt" loext:padding="0cm" loext:border="none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dobe 黑体 Std R" fo:font-size="8pt" style:font-name-asian="Adobe 黑体 Std R" style:font-size-asian="8pt" style:font-size-complex="8pt" loext:padding="0cm" loext:border="none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dobe 黑体 Std R" fo:font-size="8pt" style:font-name-asian="Adobe 黑体 Std R" style:font-size-asian="8pt" style:font-size-complex="8pt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dobe 黑体 Std R" fo:font-size="8pt" style:font-name-asian="Adobe 黑体 Std R" style:font-size-asian="8pt" style:language-asian="zh" style:country-asian="TW" style:font-size-complex="8pt" loext:padding="0cm" loext:border="none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dobe 黑体 Std R" fo:font-size="8pt" style:font-name-asian="Adobe 黑体 Std R" style:font-size-asian="8pt" style:language-asian="zh" style:country-asian="TW" style:font-size-complex="8pt" loext:padding="0cm" loext:border="none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ff0000" style:font-name="Noto Mono" fo:font-size="8pt" style:font-name-asian="Noto Mono" style:font-size-asian="8pt" style:font-size-complex="8pt"/>
    </style:style>
    <style:style style:name="P30" style:family="paragraph" style:parent-style-name="Table_20_Contents">
      <style:paragraph-properties fo:margin-left="0cm" fo:margin-right="0cm" fo:text-indent="0cm" style:auto-text-indent="false"/>
      <style:text-properties style:font-name="Adobe 黑体 Std R" fo:font-size="8pt" style:font-name-asian="Adobe 黑体 Std R" style:font-size-asian="8pt" style:font-size-complex="8pt"/>
    </style:style>
    <style:style style:name="P31" style:family="paragraph" style:parent-style-name="Table_20_Contents">
      <style:paragraph-properties fo:margin-left="0cm" fo:margin-right="0cm" fo:text-indent="0cm" style:auto-text-indent="false"/>
      <style:text-properties style:font-name="Noto Mono" fo:font-size="8pt" style:font-name-asian="Noto Mono" style:font-size-asian="8pt" style:font-size-complex="8pt"/>
    </style:style>
    <style:style style:name="P32" style:family="paragraph" style:parent-style-name="Table_20_Contents">
      <style:paragraph-properties fo:margin-left="0cm" fo:margin-right="0cm" fo:text-indent="0cm" style:auto-text-indent="false"/>
      <style:text-properties style:font-name="Noto Mono" fo:font-size="10pt" style:font-name-asian="Noto Mono" style:font-size-asian="10pt" style:font-size-complex="10pt"/>
    </style:style>
    <style:style style:name="P33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Noto Mono" fo:font-size="8pt" style:font-name-asian="Noto Mono" style:font-size-asian="8pt" style:font-size-complex="8pt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ff0000" style:font-name="Noto Mono" fo:font-size="8pt" style:font-name-asian="Noto Mono" style:font-size-asian="8pt" style:font-size-complex="8pt"/>
    </style:style>
    <style:style style:name="P35" style:family="paragraph" style:parent-style-name="Table_20_Contents">
      <style:text-properties style:font-name="Noto Mono" fo:font-size="10pt" style:font-name-asian="Noto Mono" style:font-size-asian="10pt" style:font-size-complex="10pt"/>
    </style:style>
    <style:style style:name="P36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383838" style:font-name="Adobe 黑体 Std R" fo:font-size="11pt" fo:letter-spacing="normal" style:font-name-asian="Adobe 黑体 Std R" style:font-size-asian="11pt" style:language-asian="zh" style:country-asian="TW" style:font-style-asian="normal" style:font-weight-asian="normal" style:font-size-complex="11pt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383838" style:font-name="Adobe 黑体 Std R" fo:font-size="11pt" fo:letter-spacing="normal" officeooo:paragraph-rsid="0005dedd" style:font-name-asian="Adobe 黑体 Std R" style:font-size-asian="11pt" style:language-asian="zh" style:country-asian="TW" style:font-style-asian="normal" style:font-weight-asian="normal" style:font-size-complex="11pt"/>
    </style:style>
    <style:style style:name="P3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83838" style:font-name="Adobe 黑体 Std R" fo:font-size="11pt" fo:letter-spacing="normal" style:font-name-asian="Adobe 黑体 Std R" style:font-size-asian="11pt" style:font-style-asian="normal" style:font-weight-asian="normal" style:font-size-complex="11pt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383838" style:font-name="Adobe 黑体 Std R" fo:font-size="11pt" fo:letter-spacing="normal" fo:language="en" fo:country="US" fo:font-style="normal" fo:font-weight="normal" officeooo:paragraph-rsid="0005dedd" style:font-name-asian="Adobe 黑体 Std R" style:font-size-asian="11pt" style:language-asian="zh" style:country-asian="TW" style:font-style-asian="normal" style:font-weight-asian="normal" style:font-size-complex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fo:font-weight="normal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style-complex="italic"/>
    </style:style>
    <style:style style:name="T4" style:family="text">
      <style:text-properties fo:language="en" fo:country="US" fo:font-style="italic" style:text-underline-style="none" fo:font-weight="normal" style:font-style-asian="italic" style:font-style-complex="italic"/>
    </style:style>
    <style:style style:name="T5" style:family="text">
      <style:text-properties style:language-asian="zh" style:country-asian="TW"/>
    </style:style>
    <style:style style:name="T6" style:family="text">
      <style:text-properties style:language-asian="zh" style:country-asian="TW" style:font-style-asian="normal" style:font-weight-asian="normal"/>
    </style:style>
    <style:style style:name="T7" style:family="text">
      <style:text-properties officeooo:rsid="00038c5d" style:language-asian="zh" style:country-asian="TW" style:font-style-asian="normal" style:font-weight-asian="normal"/>
    </style:style>
    <style:style style:name="T8" style:family="text">
      <style:text-properties fo:font-variant="normal" fo:text-transform="none" fo:color="#047ac6" style:font-name="Adobe 黑体 Std R" fo:font-size="11pt" fo:letter-spacing="normal" fo:language="en" fo:country="US" fo:font-style="normal" fo:font-weight="normal" style:font-name-asian="Adobe 黑体 Std R" style:font-size-asian="11pt" style:font-size-complex="11pt" loext:padding="0cm" loext:border="none"/>
    </style:style>
    <style:style style:name="T9" style:family="text">
      <style:text-properties fo:font-variant="normal" fo:text-transform="none" fo:color="#383838" fo:letter-spacing="normal" style:font-style-asian="normal" style:font-weight-asian="normal"/>
    </style:style>
    <style:style style:name="T10" style:family="text">
      <style:text-properties fo:font-variant="normal" fo:text-transform="none" fo:color="#383838" fo:letter-spacing="normal" fo:font-style="normal" fo:font-weight="normal"/>
    </style:style>
    <style:style style:name="T11" style:family="text">
      <style:text-properties fo:font-variant="normal" fo:text-transform="none" fo:color="#383838" style:font-name="Adobe 黑体 Std R" fo:font-size="11pt" fo:letter-spacing="normal" fo:language="en" fo:country="US" fo:font-style="normal" fo:font-weight="normal" style:font-name-asian="Adobe 黑体 Std R" style:font-size-asian="11pt" style:font-size-complex="11pt"/>
    </style:style>
    <style:style style:name="T12" style:family="text">
      <style:text-properties fo:font-variant="normal" fo:text-transform="none" fo:color="#383838" style:font-name="Adobe 黑体 Std R" fo:font-size="11pt" fo:letter-spacing="normal" fo:language="en" fo:country="US" fo:font-style="normal" fo:font-weight="normal" style:font-name-asian="Adobe 黑体 Std R" style:font-size-asian="11pt" style:font-size-complex="11pt" loext:padding="0cm" loext:border="none"/>
    </style:style>
    <style:style style:name="T13" style:family="text">
      <style:text-properties fo:font-variant="normal" fo:text-transform="none" fo:color="#383838" style:font-name="Adobe 黑体 Std R" fo:font-size="11pt" fo:letter-spacing="normal" fo:language="en" fo:country="US" fo:font-style="italic" fo:font-weight="normal" style:font-name-asian="Adobe 黑体 Std R" style:font-size-asian="11pt" style:font-style-asian="italic" style:font-size-complex="11pt" style:font-style-complex="italic" loext:padding="0cm" loext:border="none"/>
    </style:style>
    <style:style style:name="T14" style:family="text">
      <style:text-properties fo:font-variant="normal" fo:text-transform="none" fo:color="#383838" style:font-name="Adobe 黑体 Std R" fo:font-size="11pt" fo:letter-spacing="normal" style:font-name-asian="Adobe 黑体 Std R" style:font-size-asian="11pt" style:language-asian="zh" style:country-asian="TW" style:font-style-asian="normal" style:font-weight-asian="normal" style:font-size-complex="11pt"/>
    </style:style>
    <style:style style:name="T15" style:family="text">
      <style:text-properties fo:font-variant="normal" fo:text-transform="none" fo:color="#383838" fo:font-size="11pt" fo:letter-spacing="normal" style:font-size-asian="11pt" style:language-asian="zh" style:country-asian="TW" style:font-style-asian="normal" style:font-weight-asian="normal" style:font-size-complex="11pt"/>
    </style:style>
    <style:style style:name="T16" style:family="text">
      <style:text-properties fo:font-variant="normal" fo:text-transform="none" fo:color="#383838" fo:font-size="11pt" fo:letter-spacing="normal" fo:language="en" fo:country="US" fo:font-style="normal" fo:font-weight="normal" style:font-size-asian="11pt" style:font-size-complex="11pt"/>
    </style:style>
    <style:style style:name="T17" style:family="text">
      <style:text-properties fo:color="#0000ff"/>
    </style:style>
    <style:style style:name="T18" style:family="text">
      <style:text-properties fo:color="#0000ff" fo:language="en" fo:country="US"/>
    </style:style>
    <style:style style:name="T19" style:family="text">
      <style:text-properties fo:color="#0000ff" style:font-name="Noto Mono" fo:font-size="9pt" style:font-name-asian="Noto Mono" style:font-size-asian="9pt" style:font-size-complex="9pt"/>
    </style:style>
    <style:style style:name="T20" style:family="text">
      <style:text-properties fo:color="#0000ff" style:font-name="Noto Mono" fo:font-size="9pt" fo:language="en" fo:country="US" style:font-name-asian="Noto Mono" style:font-size-asian="9pt" style:font-size-complex="9pt"/>
    </style:style>
    <style:style style:name="T21" style:family="text">
      <style:text-properties fo:color="#0000ff" style:font-name="Noto Mono" style:font-name-asian="Noto Mono"/>
    </style:style>
    <style:style style:name="T22" style:family="text">
      <style:text-properties fo:color="#0000ff" style:font-name="Noto Mono" fo:font-size="10pt" style:font-name-asian="Noto Mono" style:font-size-asian="10pt" style:font-size-complex="10pt"/>
    </style:style>
    <style:style style:name="T23" style:family="text">
      <style:text-properties fo:color="#0000ff" style:font-name="Noto Mono" fo:font-size="10pt" fo:language="en" fo:country="US" style:font-name-asian="Noto Mono" style:font-size-asian="10pt" style:font-size-complex="10pt"/>
    </style:style>
    <style:style style:name="T24" style:family="text">
      <style:text-properties fo:color="#0000ff" style:font-name="Noto Mono" fo:font-size="10pt" fo:font-style="italic" fo:font-weight="normal" style:font-name-asian="Noto Mono" style:font-size-asian="10pt" style:font-style-asian="italic" style:font-weight-asian="normal" style:font-size-complex="10pt" style:font-style-complex="italic" style:font-weight-complex="normal"/>
    </style:style>
    <style:style style:name="T25" style:family="text">
      <style:text-properties fo:color="#0000ff" style:font-name="Noto Mono" fo:font-size="10pt" fo:font-style="italic" fo:font-weight="normal" style:font-name-asian="Noto Mono" style:font-size-asian="10pt" style:font-style-asian="italic" style:font-weight-asian="normal" style:font-size-complex="10pt" style:font-style-complex="italic" style:font-weight-complex="normal" loext:padding="0cm" loext:border="none"/>
    </style:style>
    <style:style style:name="T26" style:family="text">
      <style:text-properties fo:color="#0000ff" style:font-name="Noto Mono" fo:language="en" fo:country="US" style:font-name-asian="Noto Mono"/>
    </style:style>
    <style:style style:name="T27" style:family="text">
      <style:text-properties fo:color="#0000ff" style:font-name="Noto Mono" fo:font-size="8pt" style:font-name-asian="Noto Mono" style:font-size-asian="8pt" style:font-size-complex="8pt"/>
    </style:style>
    <style:style style:name="T28" style:family="text">
      <style:text-properties fo:color="#0000ff" style:font-name="Noto Mono" fo:font-size="8pt" fo:language="en" fo:country="US" style:font-name-asian="Noto Mono" style:font-size-asian="8pt" style:font-size-complex="8pt"/>
    </style:style>
    <style:style style:name="T29" style:family="text">
      <style:text-properties fo:color="#ff0000" fo:font-size="9pt" style:font-size-asian="9pt" style:font-size-complex="9pt"/>
    </style:style>
    <style:style style:name="T30" style:family="text">
      <style:text-properties fo:color="#ff0000" style:font-name="Noto Mono" fo:font-size="9pt" style:font-name-asian="Noto Mono" style:font-size-asian="9pt" style:font-size-complex="9pt"/>
    </style:style>
    <style:style style:name="T31" style:family="text">
      <style:text-properties fo:color="#ff0000" style:font-name="Noto Mono" fo:font-size="9pt" fo:language="en" fo:country="US" style:font-name-asian="Noto Mono" style:font-size-asian="9pt" style:font-size-complex="9pt"/>
    </style:style>
    <style:style style:name="T32" style:family="text">
      <style:text-properties fo:color="#ff0000" style:font-name="Noto Mono" style:font-name-asian="Noto Mono"/>
    </style:style>
    <style:style style:name="T33" style:family="text">
      <style:text-properties fo:color="#ff0000" style:font-name="Noto Mono" fo:font-size="10pt" style:font-name-asian="Noto Mono" style:font-size-asian="10pt" style:font-size-complex="10pt"/>
    </style:style>
    <style:style style:name="T34" style:family="text">
      <style:text-properties fo:color="#ff0000" style:font-name="Noto Mono" fo:font-size="10pt" fo:language="en" fo:country="US" style:font-name-asian="Noto Mono" style:font-size-asian="10pt" style:font-size-complex="10pt"/>
    </style:style>
    <style:style style:name="T35" style:family="text">
      <style:text-properties fo:color="#ff0000" style:font-name="Noto Mono" fo:language="en" fo:country="US" style:font-name-asian="Noto Mono"/>
    </style:style>
    <style:style style:name="T36" style:family="text">
      <style:text-properties fo:color="#ff0000" style:font-name="Noto Mono" fo:font-size="8pt" style:font-name-asian="Noto Mono" style:font-size-asian="8pt" style:font-size-complex="8pt"/>
    </style:style>
    <style:style style:name="T37" style:family="text">
      <style:text-properties fo:color="#ff0000" style:font-name="Noto Mono" fo:font-size="8pt" fo:language="en" fo:country="US" style:font-name-asian="Noto Mono" style:font-size-asian="8pt" style:font-size-complex="8pt"/>
    </style:style>
    <style:style style:name="T38" style:family="text">
      <style:text-properties fo:color="#ff0000" style:font-name="Adobe 黑体 Std R" fo:font-size="9pt" style:font-name-asian="Adobe 黑体 Std R" style:font-size-asian="9pt" style:font-size-complex="9pt"/>
    </style:style>
    <style:style style:name="T39" style:family="text">
      <style:text-properties fo:color="#ff0000" style:font-name="Adobe 黑体 Std R" style:font-name-asian="Adobe 黑体 Std R"/>
    </style:style>
    <style:style style:name="T40" style:family="text">
      <style:text-properties fo:color="#ff0000" style:font-name="Adobe 黑体 Std R" fo:font-size="8pt" style:font-name-asian="Adobe 黑体 Std R" style:font-size-asian="8pt" style:font-size-complex="8pt"/>
    </style:style>
    <style:style style:name="T41" style:family="text">
      <style:text-properties style:language-asian="en" style:country-asian="US"/>
    </style:style>
    <style:style style:name="T42" style:family="text">
      <style:text-properties fo:language="zh" fo:country="TW"/>
    </style:style>
    <style:style style:name="T43" style:family="text">
      <style:text-properties fo:color="#ff00ff" style:font-name="Noto Mono" fo:font-size="9pt" fo:language="en" fo:country="US" style:font-name-asian="Noto Mono" style:font-size-asian="9pt" style:font-size-complex="9pt"/>
    </style:style>
    <style:style style:name="T44" style:family="text">
      <style:text-properties fo:color="#ff00ff" style:font-name="Noto Mono" fo:language="en" fo:country="US" style:font-name-asian="Noto Mono"/>
    </style:style>
    <style:style style:name="T45" style:family="text">
      <style:text-properties fo:color="#ff00ff" style:font-name="Noto Mono" fo:font-size="10pt" fo:language="en" fo:country="US" style:font-name-asian="Noto Mono" style:font-size-asian="10pt" style:font-size-complex="10pt"/>
    </style:style>
    <style:style style:name="T46" style:family="text">
      <style:text-properties fo:color="#ff00ff" style:font-name="Noto Mono" fo:font-size="8pt" fo:language="en" fo:country="US" style:font-name-asian="Noto Mono" style:font-size-asian="8pt" style:font-size-complex="8pt"/>
    </style:style>
    <style:style style:name="T47" style:family="text">
      <style:text-properties fo:font-style="italic" style:text-underline-style="solid" style:text-underline-width="auto" style:text-underline-color="font-color" style:language-asian="zh" style:country-asian="TW" style:font-style-asian="italic" style:font-weight-asian="normal" style:font-style-complex="italic"/>
    </style:style>
    <style:style style:name="T48" style:family="text">
      <style:text-properties fo:font-size="9pt" style:font-size-asian="9pt" style:font-size-complex="9pt"/>
    </style:style>
    <style:style style:name="T49" style:family="text">
      <style:text-properties style:font-name="Noto Mono" style:font-name-asian="Noto Mono"/>
    </style:style>
    <style:style style:name="T50" style:family="text">
      <style:text-properties style:font-name="Noto Mono" fo:font-size="9pt" style:font-name-asian="Noto Mono" style:font-size-asian="9pt" style:font-size-complex="9pt"/>
    </style:style>
    <style:style style:name="T51" style:family="text">
      <style:text-properties style:font-name="Noto Mono" fo:font-size="9pt" fo:language="en" fo:country="US" style:font-name-asian="Noto Mono" style:font-size-asian="9pt" style:font-size-complex="9pt"/>
    </style:style>
    <style:style style:name="T52" style:family="text">
      <style:text-properties style:font-name="Noto Mono" fo:font-size="10pt" style:font-name-asian="Noto Mono" style:font-size-asian="10pt" style:font-size-complex="10pt"/>
    </style:style>
    <style:style style:name="T53" style:family="text">
      <style:text-properties style:font-name="Noto Mono" fo:font-size="10pt" style:font-name-asian="Noto Mono" style:font-size-asian="10pt" style:font-size-complex="10pt" loext:padding="0cm" loext:border="none"/>
    </style:style>
    <style:style style:name="T54" style:family="text">
      <style:text-properties style:font-name="Noto Mono" fo:font-size="10pt" fo:language="en" fo:country="US" style:font-name-asian="Noto Mono" style:font-size-asian="10pt" style:font-size-complex="10pt"/>
    </style:style>
    <style:style style:name="T55" style:family="text">
      <style:text-properties style:font-name="Noto Mono" fo:language="en" fo:country="US" style:font-name-asian="Noto Mono"/>
    </style:style>
    <style:style style:name="T56" style:family="text">
      <style:text-properties style:font-name="Noto Mono" fo:font-size="8pt" style:font-name-asian="Noto Mono" style:font-size-asian="8pt" style:font-size-complex="8pt"/>
    </style:style>
    <style:style style:name="T57" style:family="text">
      <style:text-properties style:font-name="Noto Mono" fo:font-size="8pt" fo:language="en" fo:country="US" style:font-name-asian="Noto Mono" style:font-size-asian="8pt" style:font-size-complex="8pt"/>
    </style:style>
    <style:style style:name="T58" style:family="text">
      <style:text-properties style:font-name="Adobe 黑体 Std R" style:font-name-asian="Adobe 黑体 Std R"/>
    </style:style>
    <style:style style:name="T59" style:family="text">
      <style:text-properties style:font-name="Adobe 黑体 Std R" fo:font-size="9pt" style:font-name-asian="Adobe 黑体 Std R" style:font-size-asian="9pt" style:font-size-complex="9pt"/>
    </style:style>
    <style:style style:name="T60" style:family="text">
      <style:text-properties style:font-name="Adobe 黑体 Std R" fo:font-size="8pt" style:font-name-asian="Adobe 黑体 Std R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LibreNMS Alter</text:span><text:span text:style-name="T6">規則是用邏輯語言定義的。</text:span><text:span text:style-name="T2">GUI</text:span><text:span text:style-name="T6">提供了建立規則的簡單方法。建立更複雜的規則，其中可能包括數學計算和</text:span><text:span text:style-name="T2">MySQL</text:span><text:span text:style-name="T6">查詢，可以使用巨集來完成。關於警報規則如何在</text:span><text:span text:style-name="T2">LibreNMS</text:span><text:span text:style-name="T6">中工作的視訊</text:span></text:p>
      <text:p text:style-name="P3">警報規則</text:p>
      <text:p text:style-name="P4">關於如何使用萬用字元警告規則的視訊</text:p>
      <text:p text:style-name="P2"><text:span text:style-name="T2">https://www.youtube.com/watch?v=ryv0j8GEkhM&amp;feature=youtu.be<text:line-break/></text:span><text:span text:style-name="T6">警戒規則萬用字元</text:span></text:p>
      <text:p text:style-name="P11"><text:a xlink:type="simple" xlink:href="https://www.youtube.com/watch?v=eYYioFNcrAk&amp;feature=youtu.be" office:target-frame-name="_blank" xlink:show="new" text:style-name="Internet_20_link" text:visited-style-name="Visited_20_Internet_20_Link"><text:span text:style-name="T8">https://www.youtube.com/watch?v=eYYioFNcrAk&amp;feature=youtu.be</text:span></text:a></text:p>
      <text:p text:style-name="P11"><text:span text:style-name="T11"><text:line-break/></text:span><text:span text:style-name="T14">語法規則必須至少由</text:span><text:span text:style-name="T11">3</text:span><text:span text:style-name="T14">個元素組成。一個實體、一個條件和一個值。規則可以包含括弧和</text:span><text:span text:style-name="T11">Glues</text:span><text:span text:style-name="T14">。實體是由資料程式庫中的表和欄位提供的。例如： </text:span><text:span text:style-name="Emphasis"><text:span text:style-name="T12">ports.ifOperStatus</text:span></text:span><text:span text:style-name="T11"><text:line-break/></text:span><text:span text:style-name="T14">條件可以是以下任何一個</text:span></text:p>
      <text:p text:style-name="P4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>
          <table:table-cell table:style-name="表格1.A1" office:value-type="string">
            <text:p text:style-name="P13">等於</text:p>
          </table:table-cell>
          <table:table-cell table:style-name="表格1.A1" office:value-type="string">
            <text:p text:style-name="P13">=</text:p>
          </table:table-cell>
          <table:table-cell table:style-name="表格1.A1" office:value-type="string">
            <text:p text:style-name="P13">在</text:p>
          </table:table-cell>
          <table:table-cell table:style-name="表格1.A1" office:value-type="string">
            <text:p text:style-name="P13">IN</text:p>
          </table:table-cell>
          <table:table-cell table:style-name="表格1.A1" office:value-type="string">
            <text:p text:style-name="P13">開始於</text:p>
          </table:table-cell>
          <table:table-cell table:style-name="表格1.A1" office:value-type="string">
            <text:p text:style-name="P14">LIKE </text:p>
            <text:p text:style-name="P14">('%...')</text:p>
          </table:table-cell>
        </table:table-row>
        <table:table-row>
          <table:table-cell table:style-name="表格1.A1" office:value-type="string">
            <text:p text:style-name="P13">不等於</text:p>
          </table:table-cell>
          <table:table-cell table:style-name="表格1.A1" office:value-type="string">
            <text:p text:style-name="P13">!=</text:p>
          </table:table-cell>
          <table:table-cell table:style-name="表格1.A1" office:value-type="string">
            <text:p text:style-name="P13">不在</text:p>
          </table:table-cell>
          <table:table-cell table:style-name="表格1.A1" office:value-type="string">
            <text:p text:style-name="P13">NOT IN</text:p>
          </table:table-cell>
          <table:table-cell table:style-name="表格1.A1" office:value-type="string">
            <text:p text:style-name="P13">不開始於</text:p>
          </table:table-cell>
          <table:table-cell table:style-name="表格1.A1" office:value-type="string">
            <text:p text:style-name="P13">NOT LIKE ('%...')</text:p>
          </table:table-cell>
        </table:table-row>
        <table:table-row>
          <table:table-cell table:style-name="表格1.A1" office:value-type="string">
            <text:p text:style-name="P13">包含</text:p>
          </table:table-cell>
          <table:table-cell table:style-name="表格1.A1" office:value-type="string">
            <text:p text:style-name="P14">LIKE </text:p>
            <text:p text:style-name="P14">('%...%')</text:p>
          </table:table-cell>
          <table:table-cell table:style-name="表格1.A1" office:value-type="string">
            <text:p text:style-name="P13">兩者之間</text:p>
          </table:table-cell>
          <table:table-cell table:style-name="表格1.A1" office:value-type="string">
            <text:p text:style-name="P12"><text:span text:style-name="Source_20_Text"><text:span text:style-name="T53">BETWEEN</text:span></text:span></text:p>
          </table:table-cell>
          <table:table-cell table:style-name="表格1.A1" office:value-type="string">
            <text:p text:style-name="P13"> 結束於</text:p>
          </table:table-cell>
          <table:table-cell table:style-name="表格1.A1" office:value-type="string">
            <text:p text:style-name="P14">LIKE </text:p>
            <text:p text:style-name="P14">('...%')</text:p>
          </table:table-cell>
        </table:table-row>
        <table:table-row>
          <table:table-cell table:style-name="表格1.A1" office:value-type="string">
            <text:p text:style-name="P13">不包含</text:p>
          </table:table-cell>
          <table:table-cell table:style-name="表格1.A1" office:value-type="string">
            <text:p text:style-name="P13">NOT LIKE ('%...%')</text:p>
          </table:table-cell>
          <table:table-cell table:style-name="表格1.A1" office:value-type="string">
            <text:p text:style-name="P13">不在兩者之間</text:p>
          </table:table-cell>
          <table:table-cell table:style-name="表格1.A1" office:value-type="string">
            <text:p text:style-name="P12"><text:span text:style-name="Source_20_Text"><text:span text:style-name="T53">NOT BETWEEN</text:span></text:span></text:p>
          </table:table-cell>
          <table:table-cell table:style-name="表格1.A1" office:value-type="string">
            <text:p text:style-name="P13">不結束於</text:p>
          </table:table-cell>
          <table:table-cell table:style-name="表格1.A1" office:value-type="string">
            <text:p text:style-name="P13">NOT LIKE ('...%')</text:p>
          </table:table-cell>
        </table:table-row>
        <table:table-row>
          <table:table-cell table:style-name="表格1.A1" office:value-type="string">
            <text:p text:style-name="P13">是空的</text:p>
          </table:table-cell>
          <table:table-cell table:style-name="表格1.A1" office:value-type="string">
            <text:p text:style-name="P12"><text:span text:style-name="Source_20_Text"><text:span text:style-name="T53">= ''</text:span></text:span></text:p>
          </table:table-cell>
          <table:table-cell table:style-name="表格1.A1" office:value-type="string">
            <text:p text:style-name="P12"><text:span text:style-name="Source_20_Text"><text:span text:style-name="T53">IS NULL</text:span></text:span></text:p>
          </table:table-cell>
          <table:table-cell table:style-name="表格1.A1" office:value-type="string">
            <text:p text:style-name="P12"><text:span text:style-name="Source_20_Text"><text:span text:style-name="T53">IS NULL</text:span></text:span></text:p>
          </table:table-cell>
          <table:table-cell table:style-name="表格1.A1" office:value-type="string">
            <text:p text:style-name="P13">大於</text:p>
          </table:table-cell>
          <table:table-cell table:style-name="表格1.A1" office:value-type="string">
            <text:p text:style-name="P16">&gt;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row>
          <table:table-cell table:style-name="表格2.A1" office:value-type="string">
            <text:p text:style-name="P13">不是空的</text:p>
          </table:table-cell>
          <table:table-cell table:style-name="表格2.A1" office:value-type="string">
            <text:p text:style-name="P12"><text:span text:style-name="Source_20_Text"><text:span text:style-name="T53">!= '''</text:span></text:span></text:p>
          </table:table-cell>
          <table:table-cell table:style-name="表格2.A1" office:value-type="string">
            <text:p text:style-name="P12"><text:span text:style-name="Source_20_Text"><text:span text:style-name="T53">IS NOT NULL</text:span></text:span></text:p>
          </table:table-cell>
          <table:table-cell table:style-name="表格2.A1" office:value-type="string">
            <text:p text:style-name="P12"><text:span text:style-name="Source_20_Text"><text:span text:style-name="T53">IS NOT NULL</text:span></text:span></text:p>
          </table:table-cell>
          <table:table-cell table:style-name="表格2.A1" office:value-type="string">
            <text:p text:style-name="P13">大等於</text:p>
          </table:table-cell>
          <table:table-cell table:style-name="表格2.A1" office:value-type="string">
            <text:p text:style-name="P13">&gt;=</text:p>
          </table:table-cell>
        </table:table-row>
        <table:table-row>
          <table:table-cell table:style-name="表格2.A1" office:value-type="string">
            <text:p text:style-name="P15"/>
          </table:table-cell>
          <table:table-cell table:style-name="表格2.A1" office:value-type="string">
            <text:p text:style-name="P15"/>
          </table:table-cell>
          <table:table-cell table:style-name="表格2.A1" office:value-type="string">
            <text:p text:style-name="P15"/>
          </table:table-cell>
          <table:table-cell table:style-name="表格2.A1" office:value-type="string">
            <text:p text:style-name="P15"/>
          </table:table-cell>
          <table:table-cell table:style-name="表格2.A1" office:value-type="string">
            <text:p text:style-name="P13">小於</text:p>
          </table:table-cell>
          <table:table-cell table:style-name="表格2.A1" office:value-type="string">
            <text:p text:style-name="P16">&lt;</text:p>
          </table:table-cell>
        </table:table-row>
      </table:table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column table:style-name="表格3.F"/>
        <table:table-row>
          <table:table-cell table:style-name="表格3.A1" office:value-type="string">
            <text:p text:style-name="P12"><text:span text:style-name="Strong_20_Emphasis"><text:span text:style-name="T24">正則表達式</text:span></text:span></text:p>
          </table:table-cell>
          <table:table-cell table:style-name="表格3.A1" office:value-type="string">
            <text:p text:style-name="P12"><text:span text:style-name="Source_20_Text"><text:span text:style-name="T25">REGEXP</text:span></text:span></text:p>
          </table:table-cell>
          <table:table-cell table:style-name="表格3.A1" office:value-type="string">
            <text:p text:style-name="P15"/>
          </table:table-cell>
          <table:table-cell table:style-name="表格3.A1" office:value-type="string">
            <text:p text:style-name="P15"/>
          </table:table-cell>
          <table:table-cell table:style-name="表格3.A1" office:value-type="string">
            <text:p text:style-name="P13">小等於</text:p>
          </table:table-cell>
          <table:table-cell table:style-name="表格3.A1" office:value-type="string">
            <text:p text:style-name="P16">&lt;=</text:p>
          </table:table-cell>
        </table:table-row>
      </table:table>
      <text:p text:style-name="P7"/>
      <text:p text:style-name="P2"><text:span text:style-name="T6">值可以是一個實體或任何資料。如果使用巨集作為值，你必須將巨集的名稱包含在反引號中，例如：</text:span><text:span text:style-name="T2">`macros.past_60m`</text:span><text:span text:style-name="T6">。</text:span><text:span text:style-name="T2"><text:line-break/></text:span><text:span text:style-name="T6">注：</text:span><text:span text:style-name="T2">Regex</text:span><text:span text:style-name="T6">支持 </text:span><text:span text:style-name="T2">MySQL </text:span><text:span text:style-name="T6">正則表示式。也允許進行算術運算。</text:span></text:p>
      <text:p text:style-name="P5"><text:span text:style-name="T15">選項</text:span><text:span text:style-name="T16"><text:line-break/></text:span><text:span text:style-name="T15">以下是添加提醒規則時的一些其他選項</text:span><text:span text:style-name="T16"><text:line-break/></text:span><text:soft-page-break/><text:span text:style-name="T15">規則名稱：與該規則相關聯的名稱</text:span><text:span text:style-name="T16"><text:line-break/></text:span><text:span text:style-name="T15">嚴重程度：該規則的 </text:span><text:span text:style-name="T16">"</text:span><text:span text:style-name="T15">重要程度</text:span><text:span text:style-name="T16">"<text:line-break/></text:span><text:span text:style-name="T15">最大警告次數：最大警告次數。 事件傳送的最大警報數量。</text:span><text:span text:style-name="T16">-1</text:span><text:span text:style-name="T15">表示無限制。</text:span></text:p>
      <text:p text:style-name="P2"><text:span text:style-name="T6">延遲：延遲時間。判斷規則被符合后，在傳送警報傳送前等待的時間，單位為秒。</text:span><text:span text:style-name="T2"><text:line-break/>Interval</text:span><text:span text:style-name="T6">（間隔時間）。事件的警告間隔時間，單位為秒，直到達到最大警告數為止。</text:span><text:span text:style-name="T2"><text:line-break/></text:span><text:span text:style-name="T6">靜音警報。禁用通過警報傳送傳送警報規則。但仍然會在 </text:span><text:span text:style-name="T2">Web UI </text:span><text:span text:style-name="T6">中察看警報。</text:span><text:span text:style-name="T2"><text:line-break/></text:span><text:span text:style-name="T6">反轉符合：反轉符合。反轉符合規則（即對不符合規則的項目發出警報）。</text:span><text:span text:style-name="T2"><text:line-break/></text:span><text:span text:style-name="T6">回復警報。如果關閉，將禁用回復通知的傳送。</text:span></text:p>
      <text:p text:style-name="P9"/>
      <text:p text:style-name="P9"/>
      <text:p text:style-name="P11"><text:span text:style-name="T14">進階</text:span><text:span text:style-name="T11"><text:line-break/></text:span><text:span text:style-name="T14">在</text:span><text:span text:style-name="T11">"</text:span><text:span text:style-name="T14">進階</text:span><text:span text:style-name="T11">"</text:span><text:span text:style-name="T14">選項卡上，您可以為警報規則指定一些附加選項。</text:span><text:span text:style-name="T11"><text:line-break/><text:tab/></text:span><text:span text:style-name="T14">覆寫</text:span><text:span text:style-name="T11">SQL</text:span><text:span text:style-name="T14">。如果您使用自訂查詢，請啟用此選項</text:span><text:span text:style-name="T11"><text:line-break/><text:tab/></text:span><text:span text:style-name="T14">查詢：用於警報的查詢。</text:span><text:span text:style-name="T11"><text:line-break/><text:line-break/></text:span><text:span text:style-name="T14">一個例子是所有</text:span><text:span text:style-name="T11">CPU</text:span><text:span text:style-name="T14">超過</text:span><text:span text:style-name="T11">10%</text:span><text:span text:style-name="T14">的平均規則。</text:span><text:span text:style-name="T11"><text:line-break/><text:line-break/><text:tab/></text:span><text:span text:style-name="Emphasis"><text:span text:style-name="T13"> SELECT *,AVG(processors.processor_usage) as cpu_avg FROM devices,processors WHERE <text:tab/>(device.device_id = ? AND devices.device_id = processors.device_id) AND (device.status = 1 <text:tab/>&amp;&amp; (device.disabled = 0 &amp;&amp; devices. ignore = 0)) = 1 HAVG(processors.processor_usage) &gt; 10</text:span></text:span></text:p>
      <text:p text:style-name="P2"><text:span text:style-name="T4"><text:tab/></text:span><text:span text:style-name="T3">10</text:span><text:span text:style-name="T47">將包含平均</text:span><text:span text:style-name="T3">CPU</text:span><text:span text:style-name="T47">使用量值，你可以把這個值改成你喜歡的任何值。</text:span><text:span text:style-name="T2"><text:line-break/><text:line-break/></text:span><text:span text:style-name="T6">你需要將其複製并黏貼到</text:span><text:span text:style-name="T2">Advanced</text:span><text:span text:style-name="T6">下的</text:span><text:span text:style-name="T2">Alert Rule</text:span><text:span text:style-name="T6">中，然后黏貼到</text:span><text:span text:style-name="T2">Query box</text:span><text:span text:style-name="T6">中，然后切換到</text:span><text:span text:style-name="T2">Override SQL</text:span><text:span text:style-name="T6">。</text:span></text:p>
      <text:p text:style-name="P10"/>
      <text:p text:style-name="P6"><text:span text:style-name="T15">流程</text:span><text:span text:style-name="T16"><text:line-break/></text:span><text:span text:style-name="T15">你可以通過在建立規則時給出過程的</text:span><text:span text:style-name="T16">URL</text:span><text:span text:style-name="T15">來關聯一個規則到一個過程。僅支援像</text:span><text:span text:style-name="T16">"http://"</text:span><text:span text:style-name="T15">這樣的鏈結，否則將傳回錯誤。配置完成后，可以通過</text:span><text:span text:style-name="T16">"</text:span><text:span text:style-name="T15">開啟</text:span><text:span text:style-name="T16">"</text:span><text:span text:style-name="T15">按鈕從</text:span><text:span text:style-name="T16">Alert</text:span><text:span text:style-name="T15">小套件中開啟過程，該按鈕可以在小套件配置框中察看</text:span><text:span text:style-name="T16">/</text:span><text:span text:style-name="T15">隱藏。</text:span></text:p>
      <text:p text:style-name="P39"/>
      <text:p text:style-name="P37"><text:soft-page-break/>範例</text:p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row>
          <table:table-cell table:style-name="表格4.A1" office:value-type="string">
            <text:p text:style-name="P26">裝置故障</text:p>
          </table:table-cell>
          <table:table-cell table:style-name="表格4.A1" office:value-type="string">
            <text:p text:style-name="P18"><text:span text:style-name="T17">device.status</text:span>!=1</text:p>
          </table:table-cell>
          <table:table-cell table:style-name="表格4.A1" office:value-type="string">
            <text:p text:style-name="P24">高記憶體使用量</text:p>
            <text:p text:style-name="P24">&lt;裝置啟用 且 mem 使用率大等於 90 且 mem 描述 為 virtual &gt;</text:p>
          </table:table-cell>
          <table:table-cell table:style-name="表格4.A1" office:value-type="string">
            <text:p text:style-name="P12"><text:span text:style-name="T56">macros.device_up = 1 AND </text:span><text:span text:style-name="T27">mempools.mempool_perc</text:span><text:span text:style-name="T56">&gt;= 90 AND mempools.mempool_descr </text:span><text:span text:style-name="Strong_20_Emphasis"><text:span text:style-name="T36">REGEXP</text:span></text:span><text:span text:style-name="T27">"Virtual.*"</text:span></text:p>
          </table:table-cell>
        </table:table-row>
        <table:table-row>
          <table:table-cell table:style-name="表格4.A1" office:value-type="string">
            <text:p text:style-name="P26">任何通訊埠變化</text:p>
          </table:table-cell>
          <table:table-cell table:style-name="表格4.A1" office:value-type="string">
            <text:p text:style-name="P18">ports.ifOperStatus != 'up'</text:p>
          </table:table-cell>
          <table:table-cell table:style-name="表格4.A1" office:value-type="string">
            <text:p text:style-name="P24"><text:span text:style-name="T1">CPU</text:span><text:span text:style-name="T5">使用率高</text:span><text:span text:style-name="T1">(</text:span><text:span text:style-name="T5">每個核心的使用率，而不是整體</text:span><text:span text:style-name="T1">)</text:span></text:p>
            <text:p text:style-name="P24"><text:span text:style-name="T1">&lt;core/per </text:span><text:span text:style-name="T41">使用率大等於 </text:span><text:span text:style-name="T1">90 &gt;</text:span></text:p>
          </table:table-cell>
          <table:table-cell table:style-name="表格4.A1" office:value-type="string">
            <text:p text:style-name="P18">macros.device_up = 1 AND <text:span text:style-name="T17">processors.processor_usage</text:span>&gt;= 90</text:p>
          </table:table-cell>
        </table:table-row>
        <table:table-row>
          <table:table-cell table:style-name="表格4.A1" office:value-type="string">
            <text:p text:style-name="P12"><text:span text:style-name="T60">根目錄 太滿 &lt;指向根目錄 且 目錄使用到 </text:span><text:span text:style-name="Strong_20_Emphasis"><text:span text:style-name="T40">75%?</text:span></text:span><text:span text:style-name="T60"> &gt;</text:span></text:p>
          </table:table-cell>
          <table:table-cell table:style-name="表格4.A1" office:value-type="string">
            <text:p text:style-name="P18">storage.store_descr = '/' AND storage.store_perc &gt;= '75'</text:p>
          </table:table-cell>
          <table:table-cell table:style-name="表格4.A1" office:value-type="string">
            <text:p text:style-name="P23"><text:span text:style-name="T1">Syslog5</text:span><text:span text:style-name="T41">分內出現</text:span><text:span text:style-name="T5">認證失敗 </text:span><text:span text:style-name="T42">&lt;syslog</text:span><text:span text:style-name="T5">時間標記 大等於過去</text:span><text:span text:style-name="T42">5</text:span><text:span text:style-name="T5">分 且 認證失敗 </text:span><text:span text:style-name="T42">&gt;</text:span></text:p>
          </table:table-cell>
          <table:table-cell table:style-name="表格4.A1" office:value-type="string">
            <text:p text:style-name="P12"><text:span text:style-name="T57">syslog.timestamp &gt;=</text:span><text:span text:style-name="Strong_20_Emphasis"><text:span text:style-name="T46">macros.past_5m </text:span></text:span><text:span text:style-name="T57">AND syslog.msg </text:span><text:span text:style-name="Strong_20_Emphasis"><text:span text:style-name="T37">REGEXP </text:span></text:span><text:span text:style-name="T28">".*authentication failure.*"</text:span></text:p>
          </table:table-cell>
        </table:table-row>
        <table:table-row>
          <table:table-cell table:style-name="表格4.A1" office:value-type="string">
            <text:p text:style-name="P28">任何儲存區的使用率</text:p>
            <text:p text:style-name="P25"><text:span text:style-name="T5">大等於 </text:span><text:span text:style-name="T1">"</text:span><text:span text:style-name="T5">警告值 </text:span><text:span text:style-name="T1">"</text:span></text:p>
          </table:table-cell>
          <table:table-cell table:style-name="表格4.A1" office:value-type="string">
            <text:p text:style-name="P22">storage.storage_perc &gt;= storage_perc_warn</text:p>
          </table:table-cell>
          <table:table-cell table:style-name="表格4.A1" office:value-type="string">
            <text:p text:style-name="P27">通訊埠使用率高 且</text:p>
            <text:p text:style-name="P24"><text:span text:style-name="T42">port</text:span><text:span text:style-name="T5">描述不是用戶端和</text:span><text:span text:style-name="T42">port.</text:span><text:span text:style-name="T1">ifType</text:span><text:span text:style-name="T5">不是軟體回傳</text:span></text:p>
          </table:table-cell>
          <table:table-cell table:style-name="表格4.A1" office:value-type="string">
            <text:p text:style-name="P18"><text:span text:style-name="T18">macros.port_usage_perc &gt;= 80 </text:span><text:span text:style-name="T1">AND port.port_descr_type != "client" AND ports.ifType != "softwareLoopback"</text:span></text:p>
          </table:table-cell>
        </table:table-row>
        <table:table-row>
          <table:table-cell table:style-name="表格4.A1" office:value-type="string">
            <text:p text:style-name="P25"><text:span text:style-name="T5">若裝置是伺服器，并且使用的儲存空間高於警告級別，但舍棄了</text:span><text:span text:style-name="T1">/boot</text:span><text:span text:style-name="T5">割區</text:span></text:p>
            <text:p text:style-name="P25"><text:span text:style-name="T42">&lt;</text:span><text:span text:style-name="T5">裝置類型等於 </text:span><text:span text:style-name="T42">server </text:span><text:span text:style-name="T5">且儲存描述不等於 </text:span><text:span text:style-name="T42">/boot &gt;</text:span></text:p>
          </table:table-cell>
          <table:table-cell table:style-name="表格4.A1" office:value-type="string">
            <text:p text:style-name="P17"><text:span text:style-name="T17">storage.storage_perc &gt; storage.storage_perc_warn </text:span>AND devices.type = "server" AND storage.storage_descr != "/boot"</text:p>
          </table:table-cell>
          <table:table-cell table:style-name="表格4.A1" office:value-type="string">
            <text:p text:style-name="P24"><text:span text:style-name="T1">VMware LAG</text:span><text:span text:style-name="T5">沒有使用</text:span></text:p>
            <text:p text:style-name="P24"><text:span text:style-name="T1">"</text:span><text:span text:style-name="T5">源</text:span><text:span text:style-name="T1">IP</text:span><text:span text:style-name="T5">位址</text:span><text:span text:style-name="T42">hash </text:span><text:span text:style-name="T1">"</text:span><text:span text:style-name="T5">負載均衡</text:span></text:p>
          </table:table-cell>
          <table:table-cell table:style-name="表格4.A1" office:value-type="string">
            <text:p text:style-name="P12"><text:span text:style-name="T56">devices.os = "vmware" AND ports.ifType = "ieee8023adLag" AND ports.ifDescr </text:span><text:span text:style-name="Strong_20_Emphasis"><text:span text:style-name="T36">REGEXP </text:span></text:span><text:span text:style-name="T27">"Link Aggregation .*, load balancing algorithm: Source ip address hash"</text:span></text:p>
          </table:table-cell>
        </table:table-row>
        <table:table-row>
          <table:table-cell table:style-name="表格4.A1" office:value-type="string">
            <text:p text:style-name="P30"/>
          </table:table-cell>
          <table:table-cell table:style-name="表格4.A1" office:value-type="string">
            <text:p text:style-name="P31"/>
          </table:table-cell>
          <table:table-cell table:style-name="表格4.A1" office:value-type="string">
            <text:p text:style-name="P23"><text:span text:style-name="T5">當</text:span><text:span text:style-name="T1">mac</text:span><text:span text:style-name="T5">位址位於你的網路上時發出警報</text:span></text:p>
          </table:table-cell>
          <table:table-cell table:style-name="表格4.A1" office:value-type="string">
            <text:p text:style-name="P33"><text:span text:style-name="T1">ipv4_mac.mac_address = "2C233A756912"</text:span>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8"><text:soft-page-break/><text:span text:style-name="T9">警報規則收集 </text:span><text:bookmark text:name="search_rule"/><text:span text:style-name="T10">Alert rule collection</text:span></text:p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row>
          <table:table-cell table:style-name="表格5.A1" office:value-type="string">
            <text:p text:style-name="P18">Devices up/down</text:p>
          </table:table-cell>
          <table:table-cell table:style-name="表格5.A1" office:value-type="string">
            <text:p text:style-name="P22">macros.device_down = "1" </text:p>
          </table:table-cell>
          <table:table-cell table:style-name="表格5.A1" office:value-type="string">
            <text:p text:style-name="P18">Device Down! Due to no ICMP response.</text:p>
          </table:table-cell>
          <table:table-cell table:style-name="表格5.A1" office:value-type="string">
            <text:p text:style-name="P18">macros.device_down = "1" &amp;&amp; devices.status_reason = "icmp"</text:p>
          </table:table-cell>
        </table:table-row>
        <table:table-row>
          <table:table-cell table:style-name="表格5.A1" office:value-type="string">
            <text:p text:style-name="P20">Device rebooted</text:p>
            <text:p text:style-name="P20">裝置 開關</text:p>
          </table:table-cell>
          <table:table-cell table:style-name="表格5.A1" office:value-type="string">
            <text:p text:style-name="P22">devices.uptime &lt; "300" &amp;&amp; macros.device = "1" </text:p>
          </table:table-cell>
          <table:table-cell table:style-name="表格5.A1" office:value-type="string">
            <text:p text:style-name="P18">SNMP not responding on Device - Check on SNMP Service - Device marked Down!</text:p>
          </table:table-cell>
          <table:table-cell table:style-name="表格5.A1" office:value-type="string">
            <text:p text:style-name="P18">macros.device_down = "1" &amp;&amp; devices.status_reason = "snmp"</text:p>
          </table:table-cell>
        </table:table-row>
        <table:table-row>
          <table:table-cell table:style-name="表格5.A1" office:value-type="string">
            <text:p text:style-name="P20">Port status up/down</text:p>
            <text:p text:style-name="P20">端口 開關</text:p>
          </table:table-cell>
          <table:table-cell table:style-name="表格5.A1" office:value-type="string">
            <text:p text:style-name="P22">macros.port_down = "1" </text:p>
          </table:table-cell>
          <table:table-cell table:style-name="表格5.A1" office:value-type="string">
            <text:p text:style-name="P20">Ping Latency</text:p>
            <text:p text:style-name="P20">網路延遲</text:p>
          </table:table-cell>
          <table:table-cell table:style-name="表格5.A1" office:value-type="string">
            <text:p text:style-name="P22">devices.last_ping_timetaken &gt; "10" </text:p>
          </table:table-cell>
        </table:table-row>
        <table:table-row>
          <table:table-cell table:style-name="表格5.A1" office:value-type="string">
            <text:p text:style-name="P20">Service up/down</text:p>
            <text:p text:style-name="P20">服務 開關</text:p>
            <text:p text:style-name="P20"/>
          </table:table-cell>
          <table:table-cell table:style-name="表格5.A1" office:value-type="string">
            <text:p text:style-name="P22">services.service_status != "0" &amp;&amp; macros.device_up = "1" </text:p>
          </table:table-cell>
          <table:table-cell table:style-name="表格5.A1" office:value-type="string">
            <text:p text:style-name="P20">Port utilisation over threshold</text:p>
            <text:p text:style-name="P20">端口使用率超過閾值</text:p>
          </table:table-cell>
          <table:table-cell table:style-name="表格5.A1" office:value-type="string">
            <text:p text:style-name="P18">macros.port_usage_perc &gt;= "80" &amp;&amp; macros.port_up = "1" </text:p>
          </table:table-cell>
        </table:table-row>
        <table:table-row>
          <table:table-cell table:style-name="表格5.A1" office:value-type="string">
            <text:p text:style-name="P20">Sensor over limit - Check Device Health Settings</text:p>
            <text:p text:style-name="P20">感應數值超過限制</text:p>
          </table:table-cell>
          <table:table-cell table:style-name="表格5.A1" office:value-type="string">
            <text:p text:style-name="P18">sensors.sensor_current &gt; `sensors.sensor_limit` &amp;&amp; sensors.sensor_alert = "1" &amp;&amp; macros.device_up = "1" </text:p>
          </table:table-cell>
          <table:table-cell table:style-name="表格5.A1" office:value-type="string">
            <text:p text:style-name="P20">Sensor under limit - Check Device Health Settings</text:p>
            <text:p text:style-name="P20">感應數值低於限制</text:p>
          </table:table-cell>
          <table:table-cell table:style-name="表格5.A1" office:value-type="string">
            <text:p text:style-name="P18">sensors.sensor_current &lt; `sensors.sensor_limit_low` &amp;&amp; sensors.sensor_alert = "1" &amp;&amp; macros.device_up = "1"</text:p>
          </table:table-cell>
        </table:table-row>
        <table:table-row>
          <table:table-cell table:style-name="表格5.A1" office:value-type="string">
            <text:p text:style-name="P20">Wireless Sensor over limit</text:p>
            <text:p text:style-name="P19"/>
          </table:table-cell>
          <table:table-cell table:style-name="表格5.A1" office:value-type="string">
            <text:p text:style-name="P18">wireless_sensors.sensor_current &gt;= `wireless_sensors.sensor_limit` &amp;&amp; wireless_sensors.sensor_alert = "1" &amp;&amp; macros.device_up = "1" </text:p>
          </table:table-cell>
          <table:table-cell table:style-name="表格5.A1" office:value-type="string">
            <text:p text:style-name="P18">Wireless Sensor under limit</text:p>
          </table:table-cell>
          <table:table-cell table:style-name="表格5.A1" office:value-type="string">
            <text:p text:style-name="P33">wireless_sensors.sensor_current &lt;= `wireless_sensors.sensor_limit_low` &amp;&amp; wireless_sensors.sensor_alert = "1" &amp;&amp; macros.device_up = "1" </text:p>
          </table:table-cell>
        </table:table-row>
      </table:table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18">State Sensor Critical</text:p>
          </table:table-cell>
          <table:table-cell table:style-name="表格6.A1" office:value-type="string">
            <text:p text:style-name="P18">macros.state_sensor_critical &amp;&amp; sensors.sensor_alert = 1</text:p>
          </table:table-cell>
          <table:table-cell table:style-name="表格6.A1" office:value-type="string">
            <text:p text:style-name="P18">State Sensor Warning</text:p>
          </table:table-cell>
          <table:table-cell table:style-name="表格6.A1" office:value-type="string">
            <text:p text:style-name="P18">macros.state_sensor_warning &amp;&amp; sensors.sensor_alert = 1</text:p>
          </table:table-cell>
        </table:table-row>
        <table:table-row>
          <table:table-cell table:style-name="表格6.A1" office:value-type="string">
            <text:p text:style-name="P18">IPSec tunnels down</text:p>
          </table:table-cell>
          <table:table-cell table:style-name="表格6.A1" office:value-type="string">
            <text:p text:style-name="P18">ipsec_tunnels.tunnel_status != "active" &amp;&amp; macros.device_up = "1" </text:p>
          </table:table-cell>
          <table:table-cell table:style-name="表格6.A1" office:value-type="string">
            <text:p text:style-name="P20">Device took too long to poll</text:p>
            <text:p text:style-name="P20">裝置輪詢太久</text:p>
          </table:table-cell>
          <table:table-cell table:style-name="表格6.A1" office:value-type="string">
            <text:p text:style-name="P22">devices.last_polled_timetaken &gt;= 290 </text:p>
          </table:table-cell>
        </table:table-row>
        <table:table-row>
          <table:table-cell table:style-name="表格6.A1" office:value-type="string">
            <text:p text:style-name="P20">Processor usage over 85%</text:p>
            <text:p text:style-name="P20">cpu 使用率 超過 85%</text:p>
          </table:table-cell>
          <table:table-cell table:style-name="表格6.A1" office:value-type="string">
            <text:p text:style-name="P22">processors.processor_usage &gt; "85" &amp;&amp; macros.device_up = "1" </text:p>
          </table:table-cell>
          <table:table-cell table:style-name="表格6.A1" office:value-type="string">
            <text:p text:style-name="P20">Port status change from up to down</text:p>
            <text:p text:style-name="P20">端口狀態從開到關</text:p>
          </table:table-cell>
          <table:table-cell table:style-name="表格6.A1" office:value-type="string">
            <text:p text:style-name="P22">ports.ifOperStatus = "down" &amp;&amp; ports.ifOperStatus_prev = "up" &amp;&amp; macros.device_up = "1" </text:p>
          </table:table-cell>
        </table:table-row>
        <table:table-row>
          <table:table-cell table:style-name="表格6.A1" office:value-type="string">
            <text:p text:style-name="P20">Device added within the last 60 minutes</text:p>
          </table:table-cell>
          <table:table-cell table:style-name="表格6.A1" office:value-type="string">
            <text:p text:style-name="P18">devices.inserted &gt;= `macros.past_60m` </text:p>
          </table:table-cell>
          <table:table-cell table:style-name="表格6.A1" office:value-type="string">
            <text:p text:style-name="P20">Interface Errors Rate greater than 100</text:p>
            <text:p text:style-name="P20">接口錯誤率大於100</text:p>
          </table:table-cell>
          <table:table-cell table:style-name="表格6.A1" office:value-type="string">
            <text:p text:style-name="P22">ports.ifOutErrors_rate &gt;= "100" || ports.ifInErrors_rate &gt;= "100"  </text:p>
          </table:table-cell>
        </table:table-row>
        <table:table-row>
          <table:table-cell table:style-name="表格6.A1" office:value-type="string">
            <text:p text:style-name="P20">Device discovered within the last 60 minutes</text:p>
            <text:p text:style-name="P20"/>
          </table:table-cell>
          <table:table-cell table:style-name="表格6.A1" office:value-type="string">
            <text:p text:style-name="P18">eventlog.type = "discovery" &amp;&amp; eventlog.message ~ "@autodiscovered@" &amp;&amp; eventlog.datetime &gt;= `macros.past_60m`</text:p>
          </table:table-cell>
          <table:table-cell table:style-name="表格6.A1" office:value-type="string">
            <text:p text:style-name="P18">Too many wireless clients</text:p>
          </table:table-cell>
          <table:table-cell table:style-name="表格6.A1" office:value-type="string">
            <text:p text:style-name="P18">wireless_sensors.sensor_class = "clients" &amp;&amp; wireless_sensors.sensor_current &gt;= `wireless_sensors.sensor_limit` &amp;&amp; wireless_sensors.sensor_alert = "1" &amp;&amp; macros.device_up = "1" </text:p>
          </table:table-cell>
        </table:table-row>
        <table:table-row>
          <table:table-cell table:style-name="表格6.A1" office:value-type="string">
            <text:p text:style-name="P20">Syslog, Authentication failure on Device</text:p>
            <text:p text:style-name="P20">設備的身份驗證失敗</text:p>
          </table:table-cell>
          <table:table-cell table:style-name="表格6.A1" office:value-type="string">
            <text:p text:style-name="P22">syslog.timestamp &gt;= `macros.past_5m` &amp;&amp; syslog.msg ~ "@authentication failure@" </text:p>
          </table:table-cell>
          <table:table-cell table:style-name="表格6.A1" office:value-type="string">
            <text:p text:style-name="P20">Syslog, received Alert Priority Message</text:p>
            <text:p text:style-name="P20">Syslog，收到警報優先級消息</text:p>
          </table:table-cell>
          <table:table-cell table:style-name="表格6.A1" office:value-type="string">
            <text:p text:style-name="P34">syslog.timestamp &gt;= `macros.past_5m` &amp;&amp; syslog.priority ~ "alert" </text:p>
          </table:table-cell>
        </table:table-row>
      </table:table>
      <table:table table:name="表格7" table:style-name="表格7">
        <table:table-column table:style-name="表格7.A"/>
        <table:table-column table:style-name="表格7.B"/>
        <table:table-column table:style-name="表格7.C"/>
        <table:table-column table:style-name="表格7.D"/>
        <text:soft-page-break/>
        <table:table-row>
          <table:table-cell table:style-name="表格7.A1" office:value-type="string">
            <text:p text:style-name="P18">Service warning</text:p>
          </table:table-cell>
          <table:table-cell table:style-name="表格7.A1" office:value-type="string">
            <text:p text:style-name="P29">services.service_status = "1" </text:p>
          </table:table-cell>
          <table:table-cell table:style-name="表格7.A1" office:value-type="string">
            <text:p text:style-name="P18">Service critical</text:p>
          </table:table-cell>
          <table:table-cell table:style-name="表格7.A1" office:value-type="string">
            <text:p text:style-name="P29">services.service_status = "2" </text:p>
          </table:table-cell>
        </table:table-row>
        <table:table-row>
          <table:table-cell table:style-name="表格7.A1" office:value-type="string">
            <text:p text:style-name="P20">Sensor over limit with linked port</text:p>
            <text:p text:style-name="P20">連接 port大於限制</text:p>
          </table:table-cell>
          <table:table-cell table:style-name="表格7.A1" office:value-type="string">
            <text:p text:style-name="P18">sensors.sensor_current &gt; sensors.sensor_limit &amp;&amp; sensors.sensor_alert = "1" &amp;&amp; macros.device_up = "1" &amp;&amp; macros.sensor_port_link = "1" </text:p>
          </table:table-cell>
          <table:table-cell table:style-name="表格7.A1" office:value-type="string">
            <text:p text:style-name="P20">Sensor under limit with linked port</text:p>
            <text:p text:style-name="P20">連接 port 低於限制</text:p>
          </table:table-cell>
          <table:table-cell table:style-name="表格7.A1" office:value-type="string">
            <text:p text:style-name="P18">sensors.sensor_current &lt; sensors.sensor_limit_low &amp;&amp; sensors.sensor_alert = "1" &amp;&amp; macros.device_up = "1" &amp;&amp; macros.sensor_port_link = "1" </text:p>
          </table:table-cell>
        </table:table-row>
        <table:table-row>
          <table:table-cell table:style-name="表格7.A1" office:value-type="string">
            <text:p text:style-name="P20">Applications OS-Updates, New Updates Available</text:p>
            <text:p text:style-name="P20">操作系統更新，有可用的新更新</text:p>
            <text:p text:style-name="P20"/>
          </table:table-cell>
          <table:table-cell table:style-name="表格7.A1" office:value-type="string">
            <text:p text:style-name="P18">applications.app_type = "os-updates" &amp;&amp; applications.app_status &gt;= "10" </text:p>
          </table:table-cell>
          <table:table-cell table:style-name="表格7.A1" office:value-type="string">
            <text:p text:style-name="P18">Synology NAS has a failed status</text:p>
          </table:table-cell>
          <table:table-cell table:style-name="表格7.A1" office:value-type="string">
            <text:p text:style-name="P18">devices.os = "dsm" &amp;&amp; sensors.sensor_type = "<text:span text:style-name="T17">systemStatusState</text:span>" &amp;&amp; sensors.sensor_current = "2"</text:p>
          </table:table-cell>
        </table:table-row>
        <table:table-row>
          <table:table-cell table:style-name="表格7.A1" office:value-type="string">
            <text:p text:style-name="P18">Synology NAS has a bad RAID status</text:p>
          </table:table-cell>
          <table:table-cell table:style-name="表格7.A1" office:value-type="string">
            <text:p text:style-name="P18">devices.os = "dsm" &amp;&amp; sensors.sensor_type = "<text:span text:style-name="T17">raidStatusState</text:span>" &amp;&amp; sensors.sensor_current = "[11-12]"</text:p>
          </table:table-cell>
          <table:table-cell table:style-name="表格7.A1" office:value-type="string">
            <text:p text:style-name="P18">Synology NAS has a failed power status</text:p>
          </table:table-cell>
          <table:table-cell table:style-name="表格7.A1" office:value-type="string">
            <text:p text:style-name="P18">devices.os = "dsm" &amp;&amp; sensors.sensor_type = "<text:span text:style-name="T17">powerStatusState</text:span>" &amp;&amp; sensors.sensor_current = "2" </text:p>
          </table:table-cell>
        </table:table-row>
        <table:table-row>
          <table:table-cell table:style-name="表格7.A1" office:value-type="string">
            <text:p text:style-name="P18">Synology NAS has a bad disk status</text:p>
          </table:table-cell>
          <table:table-cell table:style-name="表格7.A1" office:value-type="string">
            <text:p text:style-name="P18">devices.os = "dsm" &amp;&amp; sensors.sensor_type = "<text:span text:style-name="T17">diskStatusState</text:span>" &amp;&amp; sensors.sensor_current = "[4-5]"</text:p>
          </table:table-cell>
          <table:table-cell table:style-name="表格7.A1" office:value-type="string">
            <text:p text:style-name="P18">Synology NAS has a new upgrade available</text:p>
          </table:table-cell>
          <table:table-cell table:style-name="表格7.A1" office:value-type="string">
            <text:p text:style-name="P18">devices.os = "dsm" &amp;&amp; sensors.sensor_type = "<text:span text:style-name="T17">upgradeAvailableState</text:span>" &amp;&amp; sensors.sensor_current = "1" </text:p>
          </table:table-cell>
        </table:table-row>
        <table:table-row>
          <table:table-cell table:style-name="表格7.A1" office:value-type="string">
            <text:p text:style-name="P18">Dell Server Raid Battery Failed/Degraded</text:p>
          </table:table-cell>
          <table:table-cell table:style-name="表格7.A1" office:value-type="string">
            <text:p text:style-name="P18">sensors.sensor_current ~ "[2|6]" &amp;&amp; sensors.sensor_oid = ".1.3.6.1.4.1.674.10893.1.20.130.15.1.4.1" </text:p>
            <text:p text:style-name="P18"/>
          </table:table-cell>
          <table:table-cell table:style-name="表格7.A1" office:value-type="string">
            <text:p text:style-name="P18">Dell Server Disk Controller State Failed/Degraded</text:p>
          </table:table-cell>
          <table:table-cell table:style-name="表格7.A1" office:value-type="string">
            <text:p text:style-name="P33">sensors.sensor_current ~ "[2|6]" &amp;&amp; sensors.sensor_oid = ".1.3.6.1.4.1.674.10893.1.20.130.1.1.5" </text:p>
          </table:table-cell>
        </table:table-row>
      </table:table>
      <table:table table:name="表格8" table:style-name="表格8">
        <table:table-column table:style-name="表格8.A"/>
        <table:table-column table:style-name="表格8.B"/>
        <table:table-column table:style-name="表格8.C"/>
        <table:table-column table:style-name="表格8.D"/>
        <table:table-row>
          <table:table-cell table:style-name="表格8.A1" office:value-type="string">
            <text:p text:style-name="P21">Dell Server Disk Array State Failed/Degraded</text:p>
          </table:table-cell>
          <table:table-cell table:style-name="表格8.A1" office:value-type="string">
            <text:p text:style-name="P21">sensors.sensor_current ~ "[2|5]" &amp;&amp; sensors.sensor_oid = ".1.3.6.1.4.1.674.10893.1.20.130.4.1.4" </text:p>
          </table:table-cell>
          <table:table-cell table:style-name="表格8.A1" office:value-type="string">
            <text:p text:style-name="P21">Dell Server Virtual Disk Failed/Degraded</text:p>
          </table:table-cell>
          <table:table-cell table:style-name="表格8.A1" office:value-type="string">
            <text:p text:style-name="P21">sensors.sensor_current ~ "[2|6]" &amp;&amp; sensors.sensor_oid = ".1.3.6.1.4.1.674.10893.1.20.140.1.1.4" </text:p>
          </table:table-cell>
        </table:table-row>
        <table:table-row>
          <table:table-cell table:style-name="表格8.A1" office:value-type="string">
            <text:p text:style-name="P21">SSH Connections To</text:p>
          </table:table-cell>
          <table:table-cell table:style-name="表格8.A1" office:value-type="string">
            <text:p text:style-name="P21">%applications.app_type='portactivity' &amp;&amp; %applications_metrics.ssh_total_to&gt;'5' </text:p>
          </table:table-cell>
          <table:table-cell table:style-name="表格8.A1" office:value-type="string">
            <text:p text:style-name="P21">HTTP Connections To</text:p>
          </table:table-cell>
          <table:table-cell table:style-name="表格8.A1" office:value-type="string">
            <text:p text:style-name="P21">%applications.app_type='portactivity' &amp;&amp; %applications_metrics.http_total_to&gt;'100' </text:p>
          </table:table-cell>
        </table:table-row>
        <table:table-row>
          <table:table-cell table:style-name="表格8.A1" office:value-type="string">
            <text:p text:style-name="P21">FTP Connections To</text:p>
          </table:table-cell>
          <table:table-cell table:style-name="表格8.A1" office:value-type="string">
            <text:p text:style-name="P21">%applications.app_type='portactivity' &amp;&amp; %applications_metrics.ftp_total_to&gt;'5'</text:p>
          </table:table-cell>
          <table:table-cell table:style-name="表格8.A1" office:value-type="string">
            <text:p text:style-name="P21">HTTPS Connections To</text:p>
          </table:table-cell>
          <table:table-cell table:style-name="表格8.A1" office:value-type="string">
            <text:p text:style-name="P21">%applications.app_type='portactivity' &amp;&amp; %applications_metrics.smtp_total_from&gt;'10'</text:p>
          </table:table-cell>
        </table:table-row>
        <table:table-row>
          <table:table-cell table:style-name="表格8.A1" office:value-type="string">
            <text:p text:style-name="P21">SMTP Connections From</text:p>
          </table:table-cell>
          <table:table-cell table:style-name="表格8.A1" office:value-type="string">
            <text:p text:style-name="P21">%applications.app_type='portactivity' &amp;&amp; %applications_metrics.smtp_total_from&gt;'10'</text:p>
          </table:table-cell>
          <table:table-cell table:style-name="表格8.A1" office:value-type="string">
            <text:p text:style-name="P21">IMAP Connections To</text:p>
          </table:table-cell>
          <table:table-cell table:style-name="表格8.A1" office:value-type="string">
            <text:p text:style-name="P21">%applications.app_type='portactivity' &amp;&amp; %applications_metrics.imap_total_to&gt;'20' </text:p>
          </table:table-cell>
        </table:table-row>
        <table:table-row>
          <table:table-cell table:style-name="表格8.A1" office:value-type="string">
            <text:p text:style-name="P18">SMTP Connections To</text:p>
          </table:table-cell>
          <table:table-cell table:style-name="表格8.A1" office:value-type="string">
            <text:p text:style-name="P18">%applications.app_type='portactivity' &amp;&amp; %applications_metrics.smtp_total_to&gt;'30' </text:p>
          </table:table-cell>
          <table:table-cell table:style-name="表格8.A1" office:value-type="string">
            <text:p text:style-name="P18">IMAPS Connections To</text:p>
          </table:table-cell>
          <table:table-cell table:style-name="表格8.A1" office:value-type="string">
            <text:p text:style-name="P18">%applications.app_type='portactivity' &amp;&amp; %applications_metrics.imaps_total_to&gt;'20' 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oto Mono" svg:font-family="'Noto Mono'" style:font-family-generic="modern" style:font-pitch="fixed"/>
    <style:font-face style:name="細明體" svg:font-family="細明體" style:font-family-generic="modern" style:font-pitch="fixed"/>
    <style:font-face style:name="Liberation Serif" svg:font-family="'Liberation Serif'" style:font-family-generic="roman" style:font-pitch="variable"/>
    <style:font-face style:name="Adobe 黑体 Std R" svg:font-family="'Adobe 黑体 Std R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新細明體" style:font-family-asian="新細明體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20-04-10T11:45:07.323000000</dc:date>
    <meta:editing-duration>PT14M30S</meta:editing-duration>
    <meta:editing-cycles>6</meta:editing-cycles>
    <meta:document-statistic meta:table-count="8" meta:image-count="0" meta:object-count="0" meta:page-count="5" meta:paragraph-count="195" meta:word-count="1859" meta:character-count="7890" meta:non-whitespace-character-count="7192"/>
  </office:meta>
</office:document-meta>
</file>